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32cm" fo:min-width="2.469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32cm" fo:min-width="2.151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="Arrowheads_20_2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32cm" fo:min-width="2.468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="" draw:marker-start-width="0.279cm" draw:marker-end="Arrowheads_20_6" draw:marker-end-width="0.279cm" draw:fill="none" draw:textarea-vertical-align="top" fo:padding-top="0.026cm" fo:padding-bottom="0.026cm" fo:padding-left="0.026cm" fo:padding-right="0.02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32cm" fo:min-width="2.786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="Arrowheads_20_6" draw:marker-start-width="0.279cm" draw:marker-end="" draw:marker-end-width="0.279cm" draw:fill="none" draw:textarea-vertical-align="top" fo:padding-top="0.026cm" fo:padding-bottom="0.026cm" fo:padding-left="0.026cm" fo:padding-right="0.026cm"/>
    </style:style>
    <style:style style:name="gr12" style:family="graphic" style:parent-style-name="standard">
      <style:graphic-properties draw:stroke="none" svg:stroke-color="#000000" draw:fill="none" draw:fill-color="#ffffff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358cm"/>
      <style:paragraph-properties style:writing-mode="lr-tb"/>
    </style:style>
    <style:style style:name="P1" style:family="paragraph">
      <style:paragraph-properties fo:text-align="start" style:writing-mode="lr-tb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88cm" svg:x="1.442cm" svg:y="2.881cm">
          <text:p text:style-name="P1"><text:span text:style-name="T1">N</text:span><text:span text:style-name="T1">O</text:span><text:span text:style-name="T1"> 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57cm" svg:height="1.588cm" svg:x="8.11cm" svg:y="2.881cm">
          <text:p text:style-name="P1"><text:span text:style-name="T1">REASSIGN</text:span><text:span text:style-name="T1"><text:line-break/></text:span><text:span text:style-name="T1">REQU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0.254cm" svg:y1="3.686cm" svg:x2="1.442cm" svg:y2="3.675cm" draw:end-shape="id1" draw:end-glue-point="3" svg:d="M254 3686l1188-11" svg:viewBox="0 0 1189 12">
          <text:p/>
        </draw:connector>
        <draw:connector draw:style-name="gr4" draw:text-style-name="P3" draw:layer="layout" draw:type="curve" svg:x1="4.617cm" svg:y1="3.675cm" svg:x2="4.617cm" svg:y2="3.675cm" draw:start-shape="id1" draw:end-shape="id1" svg:d="M4617 3675z" svg:viewBox="0 0 1 1">
          <text:p/>
        </draw:connector>
        <draw:frame draw:style-name="gr5" draw:text-style-name="P5" draw:layer="layout" svg:width="4.762cm" svg:height="1.675cm" svg:x="15.412cm" svg:y="0.254cm">
          <draw:text-box>
            <text:p text:style-name="P4"><text:span text:style-name="T2">newHallRequest</text:span><text:span text:style-name="T2"><text:line-break/></text:span><text:span text:style-name="T2">newCabRequest</text:span><text:span text:style-name="T2"><text:line-break/></text:span><text:span text:style-name="T1">driverNodeLeft</text:span><text:span text:style-name="T1"><text:line-break/></text:span><text:span text:style-name="T1">driverNodeJoined</text:span></text:p>
          </draw:text-box>
        </draw:frame>
        <draw:frame draw:style-name="gr6" draw:text-style-name="P5" draw:layer="layout" svg:width="3.493cm" svg:height="0.963cm" svg:x="4.934cm" svg:y="1.929cm">
          <draw:text-box>
            <text:p text:style-name="P4"><text:span text:style-name="T1">newHallRequest</text:span><text:span text:style-name="T1"><text:line-break/></text:span><text:span text:style-name="T1">newCabReques</text:span></text:p>
          </draw:text-box>
        </draw:frame>
        <draw:custom-shape draw:style-name="gr7" draw:text-style-name="P2" draw:layer="layout" svg:width="3.174cm" svg:height="1.588cm" svg:x="23.35cm" svg:y="2.881cm">
          <text:p text:style-name="P1"><text:span text:style-name="T1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2" draw:layer="layout" svg:width="4.508cm" svg:height="1.58cm" draw:transform="rotate (-2.81957940659684) translate (23.349cm 3.63cm)" svg:viewBox="0 0 4509 1581" svg:d="M4509 1532c-1798 376-4509-1532-4509-1532">
          <text:p/>
        </draw:path>
        <draw:custom-shape draw:style-name="gr9" draw:text-style-name="P2" draw:layer="layout" svg:width="3.492cm" svg:height="1.588cm" svg:x="15.095cm" svg:y="2.881cm">
          <text:p text:style-name="P1"><text:span text:style-name="T1">INSTRUCT</text:span><text:span text:style-name="T1"><text:line-break/></text:span><text:span text:style-name="T1">ELEV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4.763cm" svg:height="0.635cm" svg:x="18.587cm" svg:y="2.564cm">
          <draw:text-box>
            <text:p><text:span text:style-name="T1">allInstructionsAcknowledged</text:span></text:p>
          </draw:text-box>
        </draw:frame>
        <draw:path draw:style-name="gr11" draw:text-style-name="P2" draw:layer="layout" svg:width="4.516cm" svg:height="1.507cm" draw:transform="rotate (-2.81957940659684) translate (23.3493796037168cm 3.83513781474478cm)" svg:viewBox="0 0 4517 1508" svg:d="M4517 1508c-1806-1606-4517-1507-4517-1507">
          <text:p/>
        </draw:path>
        <draw:frame draw:style-name="gr12" draw:text-style-name="P6" draw:layer="layout" svg:width="4.128cm" svg:height="0.646cm" svg:x="19.221cm" svg:y="4.151cm">
          <draw:text-box>
            <text:p><text:span text:style-name="T1">anElevatorServicedFloor</text:span></text:p>
          </draw:text-box>
        </draw:frame>
        <draw:path draw:style-name="gr11" draw:text-style-name="P2" draw:layer="layout" svg:width="0.903cm" svg:height="0.988cm" draw:transform="rotate (-2.81957940659684) translate (26.2070000006791cm 2.88099999977343cm)" svg:viewBox="0 0 904 989" svg:d="M904 302c-905 1706-904-302-904-302">
          <text:p/>
        </draw:path>
        <draw:path draw:style-name="gr8" draw:text-style-name="P2" draw:layer="layout" svg:width="3.922cm" svg:height="1.424cm" draw:transform="rotate (-2.81957940659684) translate (15.1016558304314cm 3.51344582173826cm)" svg:viewBox="0 0 3923 1425" svg:d="M3923 1306c-502 502-4116-704-3915-1306">
          <text:p/>
        </draw:path>
        <draw:path draw:style-name="gr8" draw:text-style-name="P2" draw:layer="layout" svg:width="3.412cm" svg:height="0.953cm" draw:transform="rotate (-2.81957940659684) translate (8.15639414845234cm 3.97605804247424cm)" svg:viewBox="0 0 3413 954" svg:d="M0 150c1204-602 3413 804 3413 804">
          <text:p/>
        </draw:path>
        <draw:path draw:style-name="gr8" draw:text-style-name="P2" draw:layer="layout" svg:width="3.323cm" svg:height="1.169cm" draw:transform="rotate (-2.81957940659684) translate (8.12022856983626cm 3.51225386569843cm)" svg:viewBox="0 0 3324 1170" svg:d="M3324 1105c-1104 301-3513-503-3312-1105">
          <text:p/>
        </draw:path>
        <draw:path draw:style-name="gr8" draw:text-style-name="P2" draw:layer="layout" svg:width="3.914cm" svg:height="1.305cm" draw:transform="rotate (-2.81957940659684) translate (15.094cm 3.834cm)" svg:viewBox="0 0 3915 1306" svg:d="M0 0c2008 1 3915 1306 3915 1306">
          <text:p/>
        </draw:path>
        <draw:path draw:style-name="gr8" draw:text-style-name="P2" draw:layer="layout" svg:width="14.456cm" svg:height="4.822cm" draw:transform="skewX (-5.34274785304161E-017) rotate (-2.81957940659684) translate (24.937cm 2.881cm)" svg:viewBox="0 0 14457 4823" svg:d="M0 0c7630 4219 14457 4823 14457 4823">
          <text:p/>
        </draw:path>
        <draw:frame draw:style-name="gr5" draw:text-style-name="P5" draw:layer="layout" svg:width="4.762cm" svg:height="1.675cm" svg:x="11.602cm" svg:y="4.064cm">
          <draw:text-box>
            <text:p text:style-name="P4"><text:span text:style-name="T2">newHallRequest</text:span><text:span text:style-name="T2"><text:line-break/></text:span><text:span text:style-name="T2">newCabRequest</text:span><text:span text:style-name="T2"><text:line-break/></text:span><text:span text:style-name="T2">driverNodeLeft</text:span><text:span text:style-name="T2"><text:line-break/></text:span><text:span text:style-name="T2">driverNodeJoined</text:span></text:p>
          </draw:text-box>
        </draw:frame>
        <draw:frame draw:style-name="gr13" draw:text-style-name="P7" draw:layer="layout" svg:width="4.447cm" svg:height="0.608cm" svg:x="4.299cm" svg:y="4.469cm">
          <draw:text-box>
            <text:p><text:span text:style-name="T2">noRequestsRemaining</text:span></text:p>
          </draw:text-box>
        </draw:frame>
        <draw:path draw:style-name="gr11" draw:text-style-name="P2" draw:layer="layout" svg:width="0.905cm" svg:height="1.121cm" draw:transform="rotate (-2.81957940659684) translate (3.66667768451929cm 2.88010665686078cm)" svg:viewBox="0 0 906 1122" svg:d="M906 301c-1004 2008-903-301-903-301">
          <text:p/>
        </draw:path>
        <draw:frame draw:style-name="gr13" draw:text-style-name="P7" draw:layer="layout" svg:width="4.447cm" svg:height="0.608cm" svg:x="10.967cm" svg:y="6.374cm">
          <draw:text-box>
            <text:p><text:span text:style-name="T2">elevatorDriverUnresponsive</text:span></text:p>
          </draw:text-box>
        </draw:frame>
        <draw:path draw:style-name="gr8" draw:text-style-name="P2" draw:layer="layout" svg:width="3.914cm" svg:height="2.465cm" draw:transform="rotate (-2.81957940659684) translate (15.4752207808545cm 5.54669844036765cm)" svg:viewBox="0 0 3915 2466" svg:d="M0 1160c3434-3229 3915 1306 3915 1306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4" draw:display-name="Arrowheads 4" svg:viewBox="0 0 20 20" svg:d="M0 20l10-20 10 20z"/>
    <draw:marker draw:name="Arrowheads_20_6" draw:display-name="Arrowheads 6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textarea-horizontal-align="left" draw:auto-grow-height="true" draw:auto-grow-width="true" draw:fit-to-contour="fals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6.772cm" fo:page-height="7.2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